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598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20.09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Contents">
      <style:text-properties officeooo:rsid="001dfc69" officeooo:paragraph-rsid="002028d1"/>
    </style:style>
    <style:style style:name="P7" style:family="paragraph" style:parent-style-name="Table_20_Heading">
      <style:text-properties officeooo:rsid="002028d1" officeooo:paragraph-rsid="002028d1"/>
    </style:style>
    <style:style style:name="P8" style:family="paragraph" style:parent-style-name="Table_20_Contents">
      <style:text-properties officeooo:rsid="002028d1" officeooo:paragraph-rsid="002028d1"/>
    </style:style>
    <style:style style:name="P9" style:family="paragraph" style:parent-style-name="Table_20_Heading">
      <style:text-properties officeooo:rsid="00211ce9" officeooo:paragraph-rsid="00211ce9"/>
    </style:style>
    <style:style style:name="P10" style:family="paragraph" style:parent-style-name="Table_20_Contents">
      <style:text-properties officeooo:rsid="00211ce9" officeooo:paragraph-rsid="00211ce9"/>
    </style:style>
    <style:style style:name="P11" style:family="paragraph" style:parent-style-name="Table_20_Contents">
      <style:text-properties officeooo:rsid="00211ce9" officeooo:paragraph-rsid="002028d1"/>
    </style:style>
    <style:style style:name="P12" style:family="paragraph" style:parent-style-name="Table_20_Heading">
      <style:text-properties officeooo:rsid="002571cb" officeooo:paragraph-rsid="002571cb"/>
    </style:style>
    <style:style style:name="P13" style:family="paragraph" style:parent-style-name="Table_20_Contents">
      <style:text-properties officeooo:rsid="002571cb" officeooo:paragraph-rsid="002571cb"/>
    </style:style>
    <style:style style:name="P14" style:family="paragraph" style:parent-style-name="Table_20_Heading">
      <style:text-properties officeooo:rsid="002571cb" officeooo:paragraph-rsid="00271dfb"/>
    </style:style>
    <style:style style:name="P15" style:family="paragraph" style:parent-style-name="Table_20_Contents">
      <style:text-properties officeooo:rsid="002571cb" officeooo:paragraph-rsid="00271dfb"/>
    </style:style>
    <style:style style:name="P16" style:family="paragraph" style:parent-style-name="Table_20_Heading">
      <style:text-properties officeooo:rsid="002e3262" officeooo:paragraph-rsid="002e3262"/>
    </style:style>
    <style:style style:name="P17" style:family="paragraph" style:parent-style-name="Table_20_Contents">
      <style:text-properties officeooo:rsid="002e3262" officeooo:paragraph-rsid="002e3262"/>
    </style:style>
    <style:style style:name="P18" style:family="paragraph" style:parent-style-name="Table_20_Contents">
      <style:text-properties officeooo:rsid="001f1c05" officeooo:paragraph-rsid="002028d1"/>
    </style:style>
    <style:style style:name="P19" style:family="paragraph" style:parent-style-name="Table_20_Contents">
      <style:text-properties officeooo:rsid="0022ca3a" officeooo:paragraph-rsid="0022ca3a"/>
    </style:style>
    <style:style style:name="P20" style:family="paragraph" style:parent-style-name="Table_20_Contents">
      <style:text-properties officeooo:rsid="0022ca3a" officeooo:paragraph-rsid="00211ce9"/>
    </style:style>
    <style:style style:name="P21" style:family="paragraph" style:parent-style-name="Table_20_Contents">
      <style:text-properties officeooo:rsid="0022ca3a" officeooo:paragraph-rsid="004158c2"/>
    </style:style>
    <style:style style:name="P22" style:family="paragraph" style:parent-style-name="Table_20_Contents">
      <style:text-properties officeooo:rsid="0023b4e1" officeooo:paragraph-rsid="0023b4e1"/>
    </style:style>
    <style:style style:name="P23" style:family="paragraph" style:parent-style-name="Table_20_Contents">
      <style:text-properties officeooo:rsid="00271dfb" officeooo:paragraph-rsid="00271dfb"/>
    </style:style>
    <style:style style:name="P24" style:family="paragraph" style:parent-style-name="Table_20_Contents">
      <style:text-properties officeooo:rsid="00285cbc" officeooo:paragraph-rsid="00285cbc"/>
    </style:style>
    <style:style style:name="P25" style:family="paragraph" style:parent-style-name="Table_20_Contents">
      <style:text-properties officeooo:rsid="002ac658" officeooo:paragraph-rsid="002ac658"/>
    </style:style>
    <style:style style:name="P26" style:family="paragraph" style:parent-style-name="Table_20_Contents">
      <style:text-properties officeooo:rsid="002b0b1b" officeooo:paragraph-rsid="002b0b1b"/>
    </style:style>
    <style:style style:name="P27" style:family="paragraph" style:parent-style-name="Table_20_Contents">
      <style:text-properties officeooo:rsid="0030c2e3" officeooo:paragraph-rsid="0030c2e3"/>
    </style:style>
    <style:style style:name="P28" style:family="paragraph" style:parent-style-name="Table_20_Contents">
      <style:text-properties officeooo:rsid="00333a34" officeooo:paragraph-rsid="00333a34"/>
    </style:style>
    <style:style style:name="P29" style:family="paragraph" style:parent-style-name="Table_20_Contents">
      <style:text-properties officeooo:rsid="00334908" officeooo:paragraph-rsid="00334908"/>
    </style:style>
    <style:style style:name="P30" style:family="paragraph" style:parent-style-name="Table_20_Contents">
      <style:text-properties officeooo:rsid="003a18aa" officeooo:paragraph-rsid="003a18aa"/>
    </style:style>
    <style:style style:name="P31" style:family="paragraph" style:parent-style-name="Table_20_Contents">
      <style:text-properties officeooo:rsid="003a5c2f" officeooo:paragraph-rsid="003a5c2f"/>
    </style:style>
    <style:style style:name="P32" style:family="paragraph" style:parent-style-name="Table_20_Contents">
      <style:text-properties officeooo:rsid="00367e8c" officeooo:paragraph-rsid="00367e8c"/>
    </style:style>
    <style:style style:name="P33" style:family="paragraph" style:parent-style-name="Table_20_Contents">
      <style:text-properties officeooo:rsid="003ccfe0" officeooo:paragraph-rsid="003ccfe0"/>
    </style:style>
    <style:style style:name="P34" style:family="paragraph" style:parent-style-name="Table_20_Contents">
      <style:text-properties officeooo:rsid="00456062" officeooo:paragraph-rsid="00456062"/>
    </style:style>
    <style:style style:name="P35" style:family="paragraph" style:parent-style-name="Table_20_Contents">
      <style:text-properties officeooo:rsid="004b5577" officeooo:paragraph-rsid="004b5577"/>
    </style:style>
    <style:style style:name="P36" style:family="paragraph" style:parent-style-name="Table_20_Contents">
      <style:text-properties officeooo:rsid="004f674d" officeooo:paragraph-rsid="004f674d"/>
    </style:style>
    <style:style style:name="P37" style:family="paragraph" style:parent-style-name="Table_20_Contents">
      <style:text-properties officeooo:rsid="00582603" officeooo:paragraph-rsid="00582603"/>
    </style:style>
    <style:style style:name="P38" style:family="paragraph" style:parent-style-name="Table_20_Contents">
      <style:text-properties officeooo:rsid="005b9975" officeooo:paragraph-rsid="005b9975"/>
    </style:style>
    <style:style style:name="P39" style:family="paragraph" style:parent-style-name="Text_20_body">
      <style:text-properties officeooo:rsid="001ace5a" officeooo:paragraph-rsid="001ace5a"/>
    </style:style>
    <style:style style:name="P40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1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Text_20_body">
      <style:text-properties fo:font-size="11pt" officeooo:rsid="001a0125" officeooo:paragraph-rsid="001a0125" style:font-size-asian="11pt" style:font-size-complex="11pt"/>
    </style:style>
    <style:style style:name="P43" style:family="paragraph" style:parent-style-name="Text_20_body">
      <style:text-properties fo:font-size="11pt" officeooo:rsid="001ace5a" officeooo:paragraph-rsid="001ace5a" style:font-size-asian="11pt" style:font-size-complex="11pt"/>
    </style:style>
    <style:style style:name="P44" style:family="paragraph" style:parent-style-name="Text_20_body">
      <style:text-properties fo:font-size="11pt" officeooo:rsid="003e06f3" officeooo:paragraph-rsid="003e06f3" style:font-size-asian="11pt" style:font-size-complex="11pt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fo:font-size="11pt" officeooo:rsid="003e06f3" officeooo:paragraph-rsid="003e06f3" style:font-size-asian="11pt" style:font-size-complex="11pt"/>
    </style:style>
    <style:style style:name="P46" style:family="paragraph" style:parent-style-name="Text_20_body">
      <style:text-properties fo:font-size="11pt" officeooo:rsid="00106c69" officeooo:paragraph-rsid="00106c69" style:font-size-asian="11pt" style:font-size-complex="11pt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fo:font-size="11pt" officeooo:rsid="003e1ea6" officeooo:paragraph-rsid="003e1ea6" style:font-size-asian="11pt" style:font-size-complex="11pt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fo:font-size="11pt" officeooo:rsid="004019b1" officeooo:paragraph-rsid="004019b1" style:font-size-asian="11pt" style:font-size-complex="11pt"/>
    </style:style>
    <style:style style:name="P49" style:family="paragraph" style:parent-style-name="Text_20_body">
      <style:text-properties style:font-name="Georgia1" fo:font-size="11pt" officeooo:rsid="001a0125" officeooo:paragraph-rsid="001a0125" style:font-size-asian="11pt" style:font-size-complex="11pt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5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0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6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63" style:family="paragraph" style:parent-style-name="Text_20_body">
      <style:paragraph-properties fo:margin-left="1.251cm" fo:margin-right="0cm" fo:text-indent="0cm" style:auto-text-indent="false"/>
      <style:text-properties officeooo:rsid="004019b1" officeooo:paragraph-rsid="004019b1"/>
    </style:style>
    <style:style style:name="P64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65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67" style:family="paragraph" style:parent-style-name="Table_20_Contents">
      <style:text-properties fo:font-size="11pt" officeooo:rsid="001dfc69" officeooo:paragraph-rsid="001dfc69" style:font-size-asian="11pt" style:font-size-complex="11pt"/>
    </style:style>
    <style:style style:name="P68" style:family="paragraph" style:parent-style-name="Table_20_Contents">
      <style:text-properties fo:font-size="11pt" officeooo:rsid="001f1c05" officeooo:paragraph-rsid="001f1c05" style:font-size-asian="11pt" style:font-size-complex="11pt"/>
    </style:style>
    <style:style style:name="P69" style:family="paragraph" style:parent-style-name="Table_20_Contents">
      <style:text-properties fo:font-size="11pt" officeooo:rsid="001f1c05" officeooo:paragraph-rsid="0015147e" style:font-size-asian="11pt" style:font-size-complex="11pt"/>
    </style:style>
    <style:style style:name="P70" style:family="paragraph" style:parent-style-name="Table_20_Contents">
      <style:text-properties fo:font-size="11pt" officeooo:rsid="001f1c05" officeooo:paragraph-rsid="0015b863" style:font-size-asian="11pt" style:font-size-complex="11pt"/>
    </style:style>
    <style:style style:name="P71" style:family="paragraph" style:parent-style-name="Table_20_Contents">
      <style:text-properties fo:font-size="11pt" officeooo:rsid="005b9975" officeooo:paragraph-rsid="005b9975" style:font-size-asian="11pt" style:font-size-complex="11pt"/>
    </style:style>
    <style:style style:name="P72" style:family="paragraph" style:parent-style-name="Table_20_Contents">
      <style:text-properties fo:font-size="11pt" officeooo:rsid="005cf080" officeooo:paragraph-rsid="005cf080" style:font-size-asian="11pt" style:font-size-complex="11pt"/>
    </style:style>
    <style:style style:name="P73" style:family="paragraph" style:parent-style-name="Table_20_Contents">
      <style:text-properties fo:font-size="11pt" officeooo:rsid="00211ce9" officeooo:paragraph-rsid="00211ce9" style:font-size-asian="11pt" style:font-size-complex="11pt"/>
    </style:style>
    <style:style style:name="P74" style:family="paragraph" style:parent-style-name="Table_20_Contents">
      <style:text-properties fo:font-size="11pt" officeooo:rsid="0022ca3a" officeooo:paragraph-rsid="0022ca3a" style:font-size-asian="11pt" style:font-size-complex="11pt"/>
    </style:style>
    <style:style style:name="P75" style:family="paragraph" style:parent-style-name="Table_20_Contents">
      <style:text-properties fo:font-size="11pt" officeooo:rsid="0053f9f4" officeooo:paragraph-rsid="0053f9f4" style:font-size-asian="11pt" style:font-size-complex="11pt"/>
    </style:style>
    <style:style style:name="P76" style:family="paragraph" style:parent-style-name="Table_20_Contents">
      <style:text-properties fo:font-size="11pt" officeooo:rsid="004ec987" officeooo:paragraph-rsid="004ec987" style:font-size-asian="11pt" style:font-size-complex="11pt"/>
    </style:style>
    <style:style style:name="P77" style:family="paragraph" style:parent-style-name="Table_20_Contents">
      <style:text-properties fo:font-size="11pt" officeooo:rsid="003c8854" officeooo:paragraph-rsid="003c8854" style:font-size-asian="11pt" style:font-size-complex="11pt"/>
    </style:style>
    <style:style style:name="P78" style:family="paragraph" style:parent-style-name="Table_20_Contents">
      <style:text-properties fo:font-size="11pt" officeooo:rsid="004f674d" officeooo:paragraph-rsid="004f674d" style:font-size-asian="11pt" style:font-size-complex="11pt"/>
    </style:style>
    <style:style style:name="P79" style:family="paragraph" style:parent-style-name="Table_20_Contents">
      <style:text-properties fo:font-size="11pt" officeooo:rsid="0021e39e" officeooo:paragraph-rsid="0021e39e" style:font-size-asian="11pt" style:font-size-complex="11pt"/>
    </style:style>
    <style:style style:name="P80" style:family="paragraph" style:parent-style-name="Heading_20_1" style:list-style-name="">
      <style:text-properties officeooo:rsid="00106c69" officeooo:paragraph-rsid="00316fce"/>
    </style:style>
    <style:style style:name="P81" style:family="paragraph" style:parent-style-name="Heading_20_1">
      <style:paragraph-properties fo:break-before="page"/>
      <style:text-properties officeooo:rsid="00106c69" officeooo:paragraph-rsid="00316fce"/>
    </style:style>
    <style:style style:name="P82" style:family="paragraph" style:parent-style-name="Heading_20_3">
      <style:text-properties officeooo:rsid="001a0125" officeooo:paragraph-rsid="001a0125"/>
    </style:style>
    <style:style style:name="P83" style:family="paragraph" style:parent-style-name="Heading_20_3" style:list-style-name=""/>
    <style:style style:name="P84" style:family="paragraph" style:parent-style-name="Heading_20_3">
      <style:paragraph-properties fo:break-before="page"/>
    </style:style>
    <style:style style:name="P85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86" style:family="paragraph" style:parent-style-name="Heading_20_3" style:list-style-name="">
      <style:text-properties officeooo:rsid="002571cb" officeooo:paragraph-rsid="002571cb"/>
    </style:style>
    <style:style style:name="P87" style:family="paragraph" style:parent-style-name="Heading_20_3">
      <style:paragraph-properties fo:break-before="page"/>
      <style:text-properties officeooo:rsid="002571cb" officeooo:paragraph-rsid="002571cb"/>
    </style:style>
    <style:style style:name="P88" style:family="paragraph" style:parent-style-name="Heading_20_3">
      <style:text-properties officeooo:rsid="002571cb" officeooo:paragraph-rsid="00271dfb"/>
    </style:style>
    <style:style style:name="P89" style:family="paragraph" style:parent-style-name="Heading_20_3" style:list-style-name="">
      <style:text-properties officeooo:rsid="0015147e" officeooo:paragraph-rsid="0015147e"/>
    </style:style>
    <style:style style:name="P90" style:family="paragraph" style:parent-style-name="Heading_20_3" style:list-style-name="">
      <style:text-properties officeooo:rsid="0015147e" officeooo:paragraph-rsid="002028d1"/>
    </style:style>
    <style:style style:name="P91" style:family="paragraph" style:parent-style-name="Heading_20_3">
      <style:paragraph-properties fo:break-before="page"/>
      <style:text-properties officeooo:rsid="0015147e" officeooo:paragraph-rsid="0015147e"/>
    </style:style>
    <style:style style:name="P92" style:family="paragraph" style:parent-style-name="Heading_20_3">
      <style:paragraph-properties fo:break-before="page"/>
      <style:text-properties officeooo:rsid="0015147e" officeooo:paragraph-rsid="002028d1"/>
    </style:style>
    <style:style style:name="P93" style:family="paragraph" style:parent-style-name="Heading_20_3">
      <style:text-properties officeooo:rsid="0015147e" officeooo:paragraph-rsid="002028d1"/>
    </style:style>
    <style:style style:name="P94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95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5ed6b5" officeooo:paragraph-rsid="005ed6b5" style:font-size-asian="10.5pt" style:font-size-complex="12pt"/>
    </style:style>
    <style:style style:name="T1" style:family="text">
      <style:text-properties officeooo:rsid="005cf080"/>
    </style:style>
    <style:style style:name="T2" style:family="text">
      <style:text-properties officeooo:rsid="00582603"/>
    </style:style>
    <style:style style:name="T3" style:family="text">
      <style:text-properties officeooo:rsid="001a0125"/>
    </style:style>
    <style:style style:name="T4" style:family="text">
      <style:text-properties officeooo:rsid="005bc6c0"/>
    </style:style>
    <style:style style:name="T5" style:family="text">
      <style:text-properties officeooo:rsid="005aa1c9"/>
    </style:style>
    <style:style style:name="T6" style:family="text">
      <style:text-properties officeooo:rsid="004bcc7f"/>
    </style:style>
    <style:style style:name="T7" style:family="text">
      <style:text-properties officeooo:rsid="0053f9f4"/>
    </style:style>
    <style:style style:name="T8" style:family="text">
      <style:text-properties officeooo:rsid="00448020"/>
    </style:style>
    <style:style style:name="T9" style:family="text">
      <style:text-properties officeooo:rsid="003ccfe0"/>
    </style:style>
    <style:style style:name="T10" style:family="text">
      <style:text-properties officeooo:rsid="003c8cd7"/>
    </style:style>
    <style:style style:name="T11" style:family="text">
      <style:text-properties officeooo:rsid="003c10ec"/>
    </style:style>
    <style:style style:name="T12" style:family="text">
      <style:text-properties officeooo:rsid="0030c2e3"/>
    </style:style>
    <style:style style:name="T13" style:family="text">
      <style:text-properties officeooo:rsid="002b0b1b"/>
    </style:style>
    <style:style style:name="T14" style:family="text">
      <style:text-properties officeooo:rsid="002ac658"/>
    </style:style>
    <style:style style:name="T15" style:family="text">
      <style:text-properties officeooo:rsid="00271dfb"/>
    </style:style>
    <style:style style:name="T16" style:family="text">
      <style:text-properties officeooo:rsid="0022ca3a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47612" style:font-style-asian="normal" style:font-style-complex="normal"/>
    </style:style>
    <style:style style:name="T19" style:family="text">
      <style:text-properties fo:font-style="normal" officeooo:rsid="001ca0a2" style:font-style-asian="normal" style:font-style-complex="normal"/>
    </style:style>
    <style:style style:name="T20" style:family="text">
      <style:text-properties fo:font-style="normal" officeooo:rsid="0021e39e" style:font-style-asian="normal" style:font-style-complex="normal"/>
    </style:style>
    <style:style style:name="T21" style:family="text">
      <style:text-properties fo:font-style="normal" officeooo:rsid="0022ca3a" style:font-style-asian="normal" style:font-style-complex="normal"/>
    </style:style>
    <style:style style:name="T22" style:family="text">
      <style:text-properties fo:font-style="normal" officeooo:rsid="0040c37a" style:font-style-asian="normal" style:font-style-complex="normal"/>
    </style:style>
    <style:style style:name="T23" style:family="text">
      <style:text-properties fo:font-style="normal" officeooo:rsid="00426f9c" style:font-style-asian="normal" style:font-style-complex="normal"/>
    </style:style>
    <style:style style:name="T24" style:family="text">
      <style:text-properties fo:font-style="normal" officeooo:rsid="005cf080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31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32" style:family="text">
      <style:text-properties style:font-name="Courier New" fo:font-style="normal" style:font-style-asian="normal" style:font-style-complex="normal"/>
    </style:style>
    <style:style style:name="T33" style:family="text">
      <style:text-properties style:font-name="Courier New" fo:font-style="normal" officeooo:rsid="00147612" style:font-style-asian="normal" style:font-style-complex="normal"/>
    </style:style>
    <style:style style:name="T34" style:family="text">
      <style:text-properties style:font-name="Courier New" fo:font-style="normal" officeooo:rsid="0018a1d4" style:font-style-asian="normal" style:font-style-complex="normal"/>
    </style:style>
    <style:style style:name="T35" style:family="text">
      <style:text-properties style:font-name="Courier New" fo:font-weight="normal" style:font-weight-asian="normal" style:font-weight-complex="normal"/>
    </style:style>
    <style:style style:name="T36" style:family="text">
      <style:text-properties style:font-name="Courier New" fo:font-weight="normal" style:font-size-asian="10pt" style:font-weight-asian="normal" style:font-weight-complex="normal"/>
    </style:style>
    <style:style style:name="T3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weight="normal" style:font-size-asian="10.5pt" style:font-weight-asian="normal" style:font-size-complex="12pt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officeooo:rsid="002028d1"/>
    </style:style>
    <style:style style:name="T42" style:family="text">
      <style:text-properties officeooo:rsid="00211ce9"/>
    </style:style>
    <style:style style:name="T43" style:family="text">
      <style:text-properties officeooo:rsid="002571cb"/>
    </style:style>
    <style:style style:name="T44" style:family="text">
      <style:text-properties officeooo:rsid="002f60bc"/>
    </style:style>
    <style:style style:name="T45" style:family="text">
      <style:text-properties officeooo:rsid="003e1ea6"/>
    </style:style>
    <style:style style:name="T46" style:family="text">
      <style:text-properties officeooo:rsid="004019b1"/>
    </style:style>
    <style:style style:name="T47" style:family="text">
      <style:text-properties officeooo:rsid="004158c2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11pt" officeooo:rsid="0040c37a" style:font-size-asian="11pt" style:font-size-complex="11pt"/>
    </style:style>
    <style:style style:name="T50" style:family="text">
      <style:text-properties officeooo:rsid="00440f09"/>
    </style:style>
    <style:style style:name="T51" style:family="text">
      <style:text-properties officeooo:rsid="00471657"/>
    </style:style>
    <style:style style:name="T52" style:family="text">
      <style:text-properties officeooo:rsid="00570c3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text:bookmark-start text:name="__RefHeading___Toc833_1358257363"/>E2Guardian V5 – Storyboarding<text:bookmark-end text:name="__RefHeading___Toc833_1358257363"/></text:p>
      <text:p text:style-name="P64"/>
      <text:p text:style-name="P41"/>
      <text:p text:style-name="P41"/>
      <text:p text:style-name="P41"/>
      <text:p text:style-name="P41"/>
      <text:p text:style-name="P41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5"><text:a xlink:type="simple" xlink:href="#__RefHeading___Toc835_1358257363" text:style-name="Index_20_Link" text:visited-style-name="Index_20_Link">E2Guardian V5 – Storyboarding<text:tab/>2</text:a></text:p>
          <text:p text:style-name="P66"><text:a xlink:type="simple" xlink:href="#__RefHeading___Toc941_1358257363" text:style-name="Index_20_Link" text:visited-style-name="Index_20_Link">The Storyboard File<text:tab/>2</text:a></text:p>
          <text:p text:style-name="P66"><text:a xlink:type="simple" xlink:href="#__RefHeading___Toc943_1358257363" text:style-name="Index_20_Link" text:visited-style-name="Index_20_Link">Function Definition<text:tab/>3</text:a></text:p>
          <text:p text:style-name="P66"><text:a xlink:type="simple" xlink:href="#__RefHeading___Toc945_1358257363" text:style-name="Index_20_Link" text:visited-style-name="Index_20_Link"><text:span text:style-name="T17">C</text:span></text:a><text:a xlink:type="simple" xlink:href="#__RefHeading___Toc945_1358257363" text:style-name="Index_20_Link" text:visited-style-name="Index_20_Link"><text:span text:style-name="T17">ommand </text:span></text:a><text:a xlink:type="simple" xlink:href="#__RefHeading___Toc945_1358257363" text:style-name="Index_20_Link" text:visited-style-name="Index_20_Link"><text:span text:style-name="T17">Line </text:span></text:a><text:a xlink:type="simple" xlink:href="#__RefHeading___Toc945_1358257363" text:style-name="Index_20_Link" text:visited-style-name="Index_20_Link"><text:span text:style-name="T17">Format</text:span></text:a><text:a xlink:type="simple" xlink:href="#__RefHeading___Toc945_1358257363" text:style-name="Index_20_Link" text:visited-style-name="Index_20_Link"><text:tab/>4</text:a></text:p>
          <text:p text:style-name="P66"><text:a xlink:type="simple" xlink:href="#__RefHeading___Toc947_1358257363" text:style-name="Index_20_Link" text:visited-style-name="Index_20_Link">Table 1a – Flags which can be set<text:tab/>5</text:a></text:p>
          <text:p text:style-name="P66"><text:a xlink:type="simple" xlink:href="#__RefHeading___Toc949_1358257363" text:style-name="Index_20_Link" text:visited-style-name="Index_20_Link">Table 1b – Flags – Read-only<text:tab/>6</text:a></text:p>
          <text:p text:style-name="P66"><text:a xlink:type="simple" xlink:href="#__RefHeading___Toc951_1358257363" text:style-name="Index_20_Link" text:visited-style-name="Index_20_Link">Table 2a – States which require lists<text:tab/>7</text:a></text:p>
          <text:p text:style-name="P66"><text:a xlink:type="simple" xlink:href="#__RefHeading___Toc953_1358257363" text:style-name="Index_20_Link" text:visited-style-name="Index_20_Link">Table 2b – States without lists<text:tab/>8</text:a></text:p>
          <text:p text:style-name="P66"><text:a xlink:type="simple" xlink:href="#__RefHeading___Toc955_1358257363" text:style-name="Index_20_Link" text:visited-style-name="Index_20_Link">Table 3 – Built-in Actions<text:tab/>9</text:a></text:p>
        </text:index-body>
      </text:table-of-content>
      <text:h text:style-name="P80" text:outline-level="1"/>
      <text:h text:style-name="P81" text:outline-level="1"><text:bookmark-start text:name="__RefHeading___Toc835_1358257363"/>E2Guardian V5 – <text:span text:style-name="T3">Storyboarding</text:span><text:bookmark-end text:name="__RefHeading___Toc835_1358257363"/></text:h>
      <text:p text:style-name="P46">Version 5 has a revised model for logic flow and using lists. <text:s/></text:p>
      <text:p text:style-name="P49"><text:span text:style-name="T18">S</text:span><text:span text:style-name="T17">toryboarding is a simple scripting language which defines functions that control list checking, map actions to list matches and </text:span><text:span text:style-name="T23">controls</text:span><text:span text:style-name="T17"> logic flow. <text:s text:c="2"/>Each filter group can use a different storyboard and so </text:span><text:span text:style-name="T20">can </text:span><text:span text:style-name="T17">have different logic if required. <text:s text:c="2"/>The lists used and logic can now also be changed without </text:span><text:span text:style-name="T20">stopping and </text:span><text:span text:style-name="T17">re-starting e2guardian.</text:span></text:p>
      <text:h text:style-name="P82" text:outline-level="3"><text:bookmark-start text:name="__RefHeading___Toc941_1358257363"/>The Storyboard File<text:bookmark-end text:name="__RefHeading___Toc941_1358257363"/></text:h>
      <text:p text:style-name="P42"><text:span text:style-name="T12">A</text:span> storyboard file defines functions. <text:s text:c="2"/>Certain 'entry point' functions must be defined as e2guardian will use these as entry points into the function engine. <text:s text:c="3"/>These functions are 'checkrequest' and 'checkresponse' for storyboard included in e2guardianf1.conf <text:span text:style-name="T42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43">A storyboard file can include other storyboard files, allow<text:span text:style-name="T50">ing</text:span> a structured approach to function definitions with common functions being defined in a common included file. <text:s text:c="3"/>Functions can be redefined with the last read version overwriting the previous one.</text:p>
      <text:p text:style-name="P43">Blank lines and lines starting with '#' are ignored.</text:p>
      <text:p text:style-name="P44">In the standard distribution the following storyboards are provided:-</text:p>
      <text:p text:style-name="P45">common.story <text:s text:c="2"/>- <text:s/>Storyboard library for inclusion in filtergroup storyboards. Provides standard 'checkrequest', 'checkresponse', 'thttps-checkrequest', 'thttps-checkresponse', 'icap-checkre<text:span text:style-name="T51">quest</text:span>' and 'icap-checkresponse' entry-point functions as well as a number of library functions. <text:s text:c="3"/>For smooth upgrades DO NOT edit this file. <text:s text:c="2"/>When you need to change a standard function, redefine it in <text:span text:style-name="T50">the </text:span>site story<text:span text:style-name="T45">board </text:span><text:s/>or in a<text:span text:style-name="T50">n individual</text:span> filtergroup story<text:span text:style-name="T50">board</text:span>.</text:p>
      <text:p text:style-name="P47">site.story – Example storyboard for site specific additional or changed functions, <text:span text:style-name="T46">for inclusion in filtergroup storyboards.</text:span></text:p>
      <text:p text:style-name="P48">examplef1.story – Example of a filtergroup storyboard</text:p>
      <text:p text:style-name="P63"><text:span text:style-name="T48">preauth.story – Example <text:s/>pre-auth storyboard – </text:span><text:span text:style-name="T49">used before filtergroup is determined and defined in e2guardian.conf</text:span></text:p>
      <text:h text:style-name="P83" text:outline-level="3"/>
      <text:h text:style-name="P84" text:outline-level="3"><text:bookmark-start text:name="__RefHeading___Toc943_1358257363"/>Function Definition<text:bookmark-end text:name="__RefHeading___Toc943_1358257363"/></text:h>
      <text:p text:style-name="P39">The start of a function is defined with:-</text:p>
      <text:p text:style-name="P55">function(<text:span text:style-name="T28">function_name</text:span><text:span text:style-name="T17">)</text:span></text:p>
      <text:p text:style-name="P57">function_name<text:span text:style-name="T17"> </text:span><text:span text:style-name="T33">is a label made up of alphanumeric, '_' </text:span><text:span text:style-name="T34">and</text:span><text:span text:style-name="T33"> '-' (no spaces</text:span><text:span text:style-name="T32">). <text:s/>Do not use labels starting with 'true', 'false', 'set', </text:span><text:span text:style-name="T22">'unset'</text:span><text:span text:style-name="T32"> or 'return' as these may conflict with built-in actions.</text:span><text:span text:style-name="T17"> </text:span></text:p>
      <text:p text:style-name="P51">The end of a function is defined with:-</text:p>
      <text:p text:style-name="P61">end()</text:p>
      <text:p text:style-name="P50">or by the start of a new function</text:p>
      <text:p text:style-name="P50">or by an include</text:p>
      <text:p text:style-name="P50">or by the end of the file.</text:p>
      <text:p text:style-name="P94"><text:span text:style-name="T17">A function must be completely defined in a single file </text:span><text:span text:style-name="T19">and consists of </text:span><text:span text:style-name="T24">zero</text:span><text:span text:style-name="T19"> or more command lines </text:span><text:span text:style-name="T21">which are executed in order.</text:span></text:p>
      <text:p text:style-name="P95"><text:span text:style-name="T17">All</text:span><text:span text:style-name="T21"> </text:span><text:span text:style-name="T17">functions will return a boolean flag. By default 'false'. <text:s/>So a function with no command lines will return 'false'</text:span></text:p>
      <text:p text:style-name="P95"><text:span text:style-name="T17">The result of the previous command line can be tested with the 'returnset' state.</text:span></text:p>
      <text:h text:style-name="P85" text:outline-level="3"/>
      <text:h text:style-name="P84" text:outline-level="3"><text:bookmark-start text:name="__RefHeading___Toc945_1358257363"/><text:span text:style-name="T19">C</text:span><text:span text:style-name="T17">ommand </text:span><text:span text:style-name="T19">Line </text:span><text:span text:style-name="T17">Format</text:span><text:bookmark-end text:name="__RefHeading___Toc945_1358257363"/></text:h>
      <text:p text:style-name="P40">The format of a command line is:-</text:p>
      <text:p text:style-name="P56"><text:span text:style-name="T28">Command</text:span><text:span text:style-name="T25">(</text:span><text:span text:style-name="T28">Condition</text:span><text:span text:style-name="T25">)</text:span><text:span text:style-name="T17">[</text:span><text:span text:style-name="T25">return</text:span><text:span text:style-name="T17"> || </text:span><text:span text:style-name="T25">returnif</text:span><text:span text:style-name="T17"> ]</text:span><text:span text:style-name="T28">Action</text:span></text:p>
      <text:p text:style-name="P52">where:-</text:p>
      <text:p text:style-name="P58">Command <text:span text:style-name="T17">is </text:span><text:span text:style-name="T25">if</text:span><text:span text:style-name="T17"> – if </text:span>Condition<text:span text:style-name="T17"> is true do </text:span>Action</text:p>
      <text:p text:style-name="P58"><text:span text:style-name="T17"><text:s text:c="5"/>or is </text:span><text:span text:style-name="T25">ifnot </text:span><text:span text:style-name="T26">- if </text:span><text:span text:style-name="T40">Condition</text:span><text:span text:style-name="T26"> is false do </text:span><text:span text:style-name="T40">Action</text:span></text:p>
      <text:p text:style-name="P58"><text:span text:style-name="T40">Condition </text:span><text:span text:style-name="T26">format is:-</text:span></text:p>
      <text:p text:style-name="P60"><text:span text:style-name="T40">state</text:span><text:span text:style-name="T26">[,[</text:span><text:span text:style-name="T40">list</text:span><text:span text:style-name="T26">][,</text:span><text:span text:style-name="T40">message_no</text:span><text:span text:style-name="T26">[,</text:span><text:span text:style-name="T40">logmessage_no</text:span><text:span text:style-name="T26">]]]</text:span></text:p>
      <text:p text:style-name="P62"><text:tab/>where:-</text:p>
      <text:p text:style-name="P59"><text:span text:style-name="T26"><text:tab/><text:tab/></text:span><text:span text:style-name="T40">state </text:span><text:span text:style-name="T26">is as listed in Table </text:span><text:span text:style-name="T27">2</text:span><text:span text:style-name="T26">.</text:span></text:p>
      <text:p text:style-name="P59"><text:span text:style-name="T26"><text:tab/><text:tab/></text:span><text:span text:style-name="T40">list </text:span><text:span text:style-name="T26">is list name (mandatory if </text:span><text:span text:style-name="T40">state</text:span><text:span text:style-name="T26"> ends in 'in')</text:span></text:p>
      <text:p text:style-name="P59"><text:span text:style-name="T26"><text:tab/><text:tab/></text:span><text:span text:style-name="T40">message_no</text:span><text:span text:style-name="T26"> is a message number (overrides messageno in list definition or used when no list) default 0</text:span></text:p>
      <text:p text:style-name="P59"><text:span text:style-name="T26"><text:tab/><text:tab/></text:span><text:span text:style-name="T40">logmessage_no </text:span><text:span text:style-name="T26">– (overrides</text:span><text:span text:style-name="T40"> logmessageno </text:span><text:span text:style-name="T26">in list definition or used when no list) default</text:span><text:span text:style-name="T40"> message_no</text:span></text:p>
      <text:p text:style-name="P59"><text:span text:style-name="T40">Action</text:span><text:span text:style-name="T26"> is a built-in action (see Table </text:span><text:span text:style-name="T27">3</text:span><text:span text:style-name="T26">) or a function name</text:span></text:p>
      <text:p text:style-name="P54"><text:span text:style-name="T37">if</text:span><text:span text:style-name="T26"> </text:span><text:span text:style-name="T35">Action </text:span><text:span text:style-name="T38">is prefixed with </text:span><text:span text:style-name="T31">return</text:span><text:span text:style-name="T39"> </text:span><text:span text:style-name="T38">then return from the current function with the return value of </text:span><text:span text:style-name="T36">Action</text:span></text:p>
      <text:p text:style-name="P54"><text:span text:style-name="T37">if</text:span><text:span text:style-name="T26"> </text:span><text:span text:style-name="T29">Action </text:span><text:span text:style-name="T38">is prefixed with </text:span><text:span text:style-name="T31">returnif</text:span><text:span text:style-name="T38"> then return true from the current function if </text:span><text:span text:style-name="T36">Action</text:span><text:span text:style-name="T30"> </text:span><text:span text:style-name="T37">returns</text:span><text:span text:style-name="T30"> </text:span><text:span text:style-name="T31">true</text:span></text:p>
      <text:h text:style-name="P86" text:outline-level="3"/>
      <text:h text:style-name="P87" text:outline-level="3"><text:bookmark-start text:name="__RefHeading___Toc947_1358257363"/>Table 1<text:span text:style-name="T15">a</text:span> – Flags which can be se<text:span text:style-name="T15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 table:style-name="TableLine140669464996288">
            <table:table-cell table:style-name="Table4.A1" office:value-type="string">
              <text:p text:style-name="P12">Flag name</text:p>
            </table:table-cell>
            <table:table-cell table:style-name="Table4.B1" office:value-type="string">
              <text:p text:style-name="P12">Action when set</text:p>
            </table:table-cell>
          </table:table-row>
        </table:table-header-rows>
        <table:table-row table:style-name="TableLine140669465039488">
          <table:table-cell table:style-name="Table4.A2" office:value-type="string">
            <text:p text:style-name="P13">addheader</text:p>
          </table:table-cell>
          <table:table-cell table:style-name="Table4.B2" office:value-type="string">
            <text:p text:style-name="P13">Result from regexpreplacelist is added to the request headers</text:p>
          </table:table-cell>
        </table:table-row>
        <table:table-row table:style-name="TableLine140669465054384">
          <table:table-cell table:style-name="Table4.A2" office:value-type="string">
            <text:p text:style-name="P38">alert</text:p>
          </table:table-cell>
          <table:table-cell table:style-name="Table4.B2" office:value-type="string">
            <text:p text:style-name="P38">Log in alert log (if enabled) </text:p>
          </table:table-cell>
        </table:table-row>
        <table:table-row table:style-name="TableLine140669465051296">
          <table:table-cell table:style-name="Table4.A2" office:value-type="string">
            <text:p text:style-name="P35">automitm</text:p>
          </table:table-cell>
          <table:table-cell table:style-name="Table4.B2" office:value-type="string">
            <text:p text:style-name="P35">Open MITM session automatically to client for block/status page when gomitm not set</text:p>
          </table:table-cell>
        </table:table-row>
        <table:table-row table:style-name="TableLine140669465055808">
          <table:table-cell table:style-name="Table4.A2" office:value-type="string">
            <text:p text:style-name="P13">block</text:p>
          </table:table-cell>
          <table:table-cell table:style-name="Table4.B2" office:value-type="string">
            <text:p text:style-name="P13">Request will be blocked</text:p>
          </table:table-cell>
        </table:table-row>
        <table:table-row table:style-name="TableLine140669465056848">
          <table:table-cell table:style-name="Table4.A2" office:value-type="string">
            <text:p text:style-name="P30">bypass</text:p>
          </table:table-cell>
          <table:table-cell table:style-name="Table4.B2" office:value-type="string">
            <text:p text:style-name="P30">Bypass request </text:p>
          </table:table-cell>
        </table:table-row>
        <table:table-row table:style-name="TableLine140669465057520">
          <table:table-cell table:style-name="Table4.A2" office:value-type="string">
            <text:p text:style-name="P33">bypassallow</text:p>
          </table:table-cell>
          <table:table-cell table:style-name="Table4.B2" office:value-type="string">
            <text:p text:style-name="P33">User is allowed to bypass blocks</text:p>
          </table:table-cell>
        </table:table-row>
        <table:table-row table:style-name="TableLine140669465058496">
          <table:table-cell table:style-name="Table4.A2" office:value-type="string">
            <text:p text:style-name="P13">done</text:p>
          </table:table-cell>
          <table:table-cell table:style-name="Table4.B2" office:value-type="string">
            <text:p text:style-name="P13">Process no more <text:span text:style-name="T7">(this is re-set to false when e2g enters a storyboard entry call)</text:span></text:p>
          </table:table-cell>
        </table:table-row>
        <table:table-row table:style-name="TableLine140669465059248">
          <table:table-cell table:style-name="Table4.A2" office:value-type="string">
            <text:p text:style-name="P13">exception</text:p>
          </table:table-cell>
          <table:table-cell table:style-name="Table4.B2" office:value-type="string">
            <text:p text:style-name="P13">Request will be allowed without any content checking, <text:s/><text:span text:style-name="T2">and if it is a https connect, without MITM </text:span></text:p>
          </table:table-cell>
        </table:table-row>
        <table:table-row table:style-name="TableLine140669465060128">
          <table:table-cell table:style-name="Table4.A2" office:value-type="string">
            <text:p text:style-name="P27">godirect</text:p>
          </table:table-cell>
          <table:table-cell table:style-name="Table4.B2" office:value-type="string">
            <text:p text:style-name="P27">Connect directly i.e. do not use proxy – this flag is set by default if no proxyip is defined <text:span text:style-name="T47">in e2guardian.conf</text:span></text:p>
          </table:table-cell>
        </table:table-row>
        <table:table-row table:style-name="TableLine140669465060992">
          <table:table-cell table:style-name="Table4.A2" office:value-type="string">
            <text:p text:style-name="P13">gomitm</text:p>
          </table:table-cell>
          <table:table-cell table:style-name="Table4.B2" office:value-type="string">
            <text:p text:style-name="P13">Do MITM interception on a CONNECT request <text:span text:style-name="T44">or TLS connection</text:span></text:p>
          </table:table-cell>
        </table:table-row>
        <table:table-row table:style-name="TableLine140669465061744">
          <table:table-cell table:style-name="Table4.A2" office:value-type="string">
            <text:p text:style-name="P13">grey</text:p>
          </table:table-cell>
          <table:table-cell table:style-name="Table4.B2" office:value-type="string">
            <text:p text:style-name="P13">Content-checking <text:span text:style-name="T47">enforced</text:span></text:p>
          </table:table-cell>
        </table:table-row>
        <table:table-row table:style-name="TableLine140669465062496">
          <table:table-cell table:style-name="Table4.A2" office:value-type="string">
            <text:p text:style-name="P33">infectionbypassallow</text:p>
          </table:table-cell>
          <table:table-cell table:style-name="Table4.B2" office:value-type="string">
            <text:p text:style-name="P33">User is allowed to bypass and download files that have failed scan</text:p>
          </table:table-cell>
        </table:table-row>
        <table:table-row table:style-name="TableLine140669465063248">
          <table:table-cell table:style-name="Table4.A2" office:value-type="string">
            <text:p text:style-name="P26">issearch</text:p>
          </table:table-cell>
          <table:table-cell table:style-name="Table4.B2" office:value-type="string">
            <text:p text:style-name="P26">Request is a search request which has had search terms extracted</text:p>
          </table:table-cell>
        </table:table-row>
        <table:table-row table:style-name="TableLine140669465064000">
          <table:table-cell table:style-name="Table4.A2" office:value-type="string">
            <text:p text:style-name="P13">logcategory</text:p>
          </table:table-cell>
          <table:table-cell table:style-name="Table4.B2" office:value-type="string">
            <text:p text:style-name="P13">Log category but do not block <text:span text:style-name="T47">(implemented in v5.4 onwards)</text:span></text:p>
          </table:table-cell>
        </table:table-row>
        <table:table-row table:style-name="TableLine140669465064752">
          <table:table-cell table:style-name="Table4.A2" office:value-type="string">
            <text:p text:style-name="P13">modurl</text:p>
          </table:table-cell>
          <table:table-cell table:style-name="Table4.B2" office:value-type="string">
            <text:p text:style-name="P13">Result from a regexpreplacelist replaces the original requested url</text:p>
          </table:table-cell>
        </table:table-row>
        <table:table-row table:style-name="TableLine140669465065504">
          <table:table-cell table:style-name="Table4.A2" office:value-type="string">
            <text:p text:style-name="P28">nolog</text:p>
          </table:table-cell>
          <table:table-cell table:style-name="Table4.B2" office:value-type="string">
            <text:p text:style-name="P28">Do not log this request</text:p>
          </table:table-cell>
        </table:table-row>
        <table:table-row table:style-name="TableLine140669465066592">
          <table:table-cell table:style-name="Table4.A2" office:value-type="string">
            <text:p text:style-name="P24">nocheckcert</text:p>
          </table:table-cell>
          <table:table-cell table:style-name="Table4.B2" office:value-type="string">
            <text:p text:style-name="P24">Allow access to SSL site without checking certificate</text:p>
          </table:table-cell>
        </table:table-row>
        <table:table-row table:style-name="TableLine140669465067328">
          <table:table-cell table:style-name="Table4.A2" office:value-type="string">
            <text:p text:style-name="P35">nomitm</text:p>
          </table:table-cell>
          <table:table-cell table:style-name="Table4.B2" office:value-type="string">
            <text:p text:style-name="P35">Disable MITM for this request</text:p>
          </table:table-cell>
        </table:table-row>
        <table:table-row table:style-name="TableLine140669465068144">
          <table:table-cell table:style-name="Table4.A2" office:value-type="string">
            <text:p text:style-name="P13">redirect</text:p>
          </table:table-cell>
          <table:table-cell table:style-name="Table4.B2" office:value-type="string">
            <text:p text:style-name="P13">Redirect browser to result from a regexpreplacelist</text:p>
          </table:table-cell>
        </table:table-row>
        <table:table-row table:style-name="TableLine140669465068896">
          <table:table-cell table:style-name="Table4.A2" office:value-type="string">
            <text:p text:style-name="P37">semiexception</text:p>
          </table:table-cell>
          <table:table-cell table:style-name="Table4.B2" office:value-type="string">
            <text:p text:style-name="P13">Request will be allowed without any content checkin<text:span text:style-name="T2">g, but url is checked for block.</text:span></text:p>
          </table:table-cell>
        </table:table-row>
        <table:table-row table:style-name="TableLine140669465069648">
          <table:table-cell table:style-name="Table4.A2" office:value-type="string">
            <text:p text:style-name="P32">viruscheck</text:p>
          </table:table-cell>
          <table:table-cell table:style-name="Table4.B2" office:value-type="string">
            <text:p text:style-name="P32">Do virus <text:span text:style-name="T11">scan check</text:span></text:p>
          </table:table-cell>
        </table:table-row>
      </table:table>
      <text:h text:style-name="P88" text:outline-level="3"><text:bookmark-start text:name="__RefHeading___Toc949_1358257363"/><text:soft-page-break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 table:style-name="TableLine140669465070128">
            <table:table-cell table:style-name="Table5.A1" office:value-type="string">
              <text:p text:style-name="P14">Flag name</text:p>
            </table:table-cell>
            <table:table-cell table:style-name="Table5.B1" office:value-type="string">
              <text:p text:style-name="P16">Description</text:p>
            </table:table-cell>
          </table:table-row>
        </table:table-header-rows>
        <table:table-row table:style-name="TableLine140669465077584">
          <table:table-cell table:style-name="Table5.A2" office:value-type="string">
            <text:p text:style-name="P17">hassni</text:p>
          </table:table-cell>
          <table:table-cell table:style-name="Table5.B2" office:value-type="string">
            <text:p text:style-name="P17">Server Name Indication is present in TLS clienthello request</text:p>
          </table:table-cell>
        </table:table-row>
        <table:table-row table:style-name="TableLine140669465073664">
          <table:table-cell table:style-name="Table5.A2" office:value-type="string">
            <text:p text:style-name="P23">mitm</text:p>
          </table:table-cell>
          <table:table-cell table:style-name="Table5.B2" office:value-type="string">
            <text:p text:style-name="P23">Am in MITM session</text:p>
          </table:table-cell>
        </table:table-row>
        <table:table-row table:style-name="TableLine140669465078032">
          <table:table-cell table:style-name="Table5.A2" office:value-type="string">
            <text:p text:style-name="P26">modheader</text:p>
          </table:table-cell>
          <table:table-cell table:style-name="Table5.B2" office:value-type="string">
            <text:p text:style-name="P26">Header(s) have been modified by regular expression list </text:p>
          </table:table-cell>
        </table:table-row>
        <table:table-row table:style-name="TableLine140669465078704">
          <table:table-cell table:style-name="Table5.A2" office:value-type="string">
            <text:p text:style-name="P15">return</text:p>
          </table:table-cell>
          <table:table-cell table:style-name="Table5.B2" office:value-type="string">
            <text:p text:style-name="P15">The return status of last executed function or built-in action.</text:p>
          </table:table-cell>
        </table:table-row>
      </table:table>
      <text:h text:style-name="P89" text:outline-level="3"/>
      <text:h text:style-name="P91" text:outline-level="3"><text:bookmark-start text:name="__RefHeading___Toc951_1358257363"/>Table 2a – States which require lists 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140669465071104"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 table:style-name="TableLine140669184158000">
          <table:table-cell table:style-name="Table1.A2" office:value-type="string">
            <text:p text:style-name="P67">urlin</text:p>
          </table:table-cell>
          <table:table-cell table:style-name="Table1.A2" office:value-type="string">
            <text:p text:style-name="P67">Is url in named list(s)?</text:p>
          </table:table-cell>
          <table:table-cell table:style-name="Table1.C2" office:value-type="string">
            <text:p text:style-name="P68">ip<text:span text:style-name="T6">site</text:span>list, sitelist, urllist, <text:span text:style-name="T8">fileextlist, </text:span>regexpboollist</text:p>
          </table:table-cell>
        </table:table-row>
        <table:table-row table:style-name="TableLine140669184434272">
          <table:table-cell table:style-name="Table1.A2" office:value-type="string">
            <text:p text:style-name="P67">sitein</text:p>
          </table:table-cell>
          <table:table-cell table:style-name="Table1.A2" office:value-type="string">
            <text:p text:style-name="P67">Is site in named list(s)?</text:p>
          </table:table-cell>
          <table:table-cell table:style-name="Table1.C2" office:value-type="string">
            <text:p text:style-name="P70">ip<text:span text:style-name="T6">site</text:span>list, sitelist, regexpboollist</text:p>
          </table:table-cell>
        </table:table-row>
        <table:table-row table:style-name="TableLine140669184435056">
          <table:table-cell table:style-name="Table1.A2" office:value-type="string">
            <text:p text:style-name="P68">searchin</text:p>
          </table:table-cell>
          <table:table-cell table:style-name="Table1.A2" office:value-type="string">
            <text:p text:style-name="P68">Is search term in named list? <text:span text:style-name="T14">Note: action setsearchterm must have already been called for searchin to be effective.</text:span></text:p>
          </table:table-cell>
          <table:table-cell table:style-name="Table1.C2" office:value-type="string">
            <text:p text:style-name="P68">searchlist</text:p>
          </table:table-cell>
        </table:table-row>
        <table:table-row table:style-name="TableLine140669184437520">
          <table:table-cell table:style-name="Table1.A2" office:value-type="string">
            <text:p text:style-name="P71">categoryin</text:p>
          </table:table-cell>
          <table:table-cell table:style-name="Table1.A2" office:value-type="string">
            <text:p text:style-name="P71">Is Category in named list(s)?</text:p>
          </table:table-cell>
          <table:table-cell table:style-name="Table1.C2" office:value-type="string">
            <text:p text:style-name="P71">categorylist</text:p>
          </table:table-cell>
        </table:table-row>
        <table:table-row table:style-name="TableLine140669184438624">
          <table:table-cell table:style-name="Table1.A2" office:value-type="string">
            <text:p text:style-name="P72">destipin</text:p>
          </table:table-cell>
          <table:table-cell table:style-name="Table1.A2" office:value-type="string">
            <text:p text:style-name="P72">Is destination ip in named list</text:p>
          </table:table-cell>
          <table:table-cell table:style-name="Table1.C2" office:value-type="string">
            <text:p text:style-name="P72">iplist</text:p>
          </table:table-cell>
        </table:table-row>
        <table:table-row table:style-name="TableLine140669184439632">
          <table:table-cell table:style-name="Table1.A2" office:value-type="string">
            <text:p text:style-name="P68">embeddedin</text:p>
          </table:table-cell>
          <table:table-cell table:style-name="Table1.A2" office:value-type="string">
            <text:p text:style-name="P68">Are any embedded URL in named list(s)?</text:p>
          </table:table-cell>
          <table:table-cell table:style-name="Table1.C2" office:value-type="string">
            <text:p text:style-name="P68">ip<text:span text:style-name="T6">site</text:span>list, sitelist, urllist, regexpboollist</text:p>
          </table:table-cell>
        </table:table-row>
        <table:table-row table:style-name="TableLine140669184440208">
          <table:table-cell table:style-name="Table1.A2" office:value-type="string">
            <text:p text:style-name="P68">refererin</text:p>
          </table:table-cell>
          <table:table-cell table:style-name="Table1.A2" office:value-type="string">
            <text:p text:style-name="P69">Is referer in named list(s)?</text:p>
          </table:table-cell>
          <table:table-cell table:style-name="Table1.C2" office:value-type="string">
            <text:p text:style-name="P68">ip<text:span text:style-name="T6">site</text:span>list, sitelist, urllist, <text:span text:style-name="T15">regexpboollist, </text:span><text:span text:style-name="T4">regexpreplacelist</text:span></text:p>
          </table:table-cell>
        </table:table-row>
        <table:table-row table:style-name="TableLine140669184441296">
          <table:table-cell table:style-name="Table1.A2" office:value-type="string">
            <text:p text:style-name="P68">headerin</text:p>
          </table:table-cell>
          <table:table-cell table:style-name="Table1.A2" office:value-type="string">
            <text:p text:style-name="P68">Is a <text:span text:style-name="T52">request </text:span>header in the named list? </text:p>
          </table:table-cell>
          <table:table-cell table:style-name="Table1.C2" office:value-type="string">
            <text:p text:style-name="P68">regexpboollist <text:span text:style-name="T13">or regexpreplacelist (not both)</text:span></text:p>
          </table:table-cell>
        </table:table-row>
        <table:table-row table:style-name="TableLine140669184442176">
          <table:table-cell table:style-name="Table1.A2" office:value-type="string">
            <text:p text:style-name="P68">fullurlin</text:p>
          </table:table-cell>
          <table:table-cell table:style-name="Table1.A2" office:value-type="string">
            <text:p text:style-name="P68">Is full url in named list?</text:p>
          </table:table-cell>
          <table:table-cell table:style-name="Table1.C2" office:value-type="string">
            <text:p text:style-name="P68">regexpreplacelist</text:p>
          </table:table-cell>
        </table:table-row>
        <table:table-row table:style-name="TableLine140669184443040">
          <table:table-cell table:style-name="Table1.A2" office:value-type="string">
            <text:p text:style-name="P73">clientin</text:p>
          </table:table-cell>
          <table:table-cell table:style-name="Table1.A2" office:value-type="string">
            <text:p text:style-name="P73">Is client <text:span text:style-name="T16">host</text:span> in named list?</text:p>
          </table:table-cell>
          <table:table-cell table:style-name="Table1.C2" office:value-type="string">
            <text:p text:style-name="P73">iplist, <text:span text:style-name="T16">sitelist. ipmap</text:span></text:p>
          </table:table-cell>
        </table:table-row>
        <table:table-row table:style-name="TableLine140669184444336">
          <table:table-cell table:style-name="Table1.A2" office:value-type="string">
            <text:p text:style-name="P74">extensionin</text:p>
          </table:table-cell>
          <table:table-cell table:style-name="Table1.A2" office:value-type="string">
            <text:p text:style-name="P74">Is file <text:span text:style-name="T8">name </text:span>extension in named list?</text:p>
          </table:table-cell>
          <table:table-cell table:style-name="Table1.C2" office:value-type="string">
            <text:p text:style-name="P74">fileextlist</text:p>
          </table:table-cell>
        </table:table-row>
        <table:table-row table:style-name="TableLine140669184444912">
          <table:table-cell table:style-name="Table1.A2" office:value-type="string">
            <text:p text:style-name="P75">listenportin</text:p>
          </table:table-cell>
          <table:table-cell table:style-name="Table1.A2" office:value-type="string">
            <text:p text:style-name="P75">Is listening port in named list?</text:p>
          </table:table-cell>
          <table:table-cell table:style-name="Table1.C2" office:value-type="string">
            <text:p text:style-name="P75">maplist</text:p>
          </table:table-cell>
        </table:table-row>
        <table:table-row table:style-name="TableLine140669184446000">
          <table:table-cell table:style-name="Table1.A2" office:value-type="string">
            <text:p text:style-name="P74">mimein</text:p>
          </table:table-cell>
          <table:table-cell table:style-name="Table1.A2" office:value-type="string">
            <text:p text:style-name="P74">Is mime type in named list?</text:p>
          </table:table-cell>
          <table:table-cell table:style-name="Table1.C2" office:value-type="string">
            <text:p text:style-name="P74">mimelist</text:p>
          </table:table-cell>
        </table:table-row>
        <table:table-row table:style-name="TableLine140669184446880">
          <table:table-cell table:style-name="Table1.A2" office:value-type="string">
            <text:p text:style-name="P72">responsecodein</text:p>
          </table:table-cell>
          <table:table-cell table:style-name="Table1.A2" office:value-type="string">
            <text:p text:style-name="P72">Is response code in named list?</text:p>
          </table:table-cell>
          <table:table-cell table:style-name="Table1.C2" office:value-type="string">
            <text:p text:style-name="P72">codelist</text:p>
          </table:table-cell>
        </table:table-row>
        <table:table-row table:style-name="TableLine140669184447760">
          <table:table-cell table:style-name="Table1.A2" office:value-type="string">
            <text:p text:style-name="P68"><text:span text:style-name="T52">response</text:span>headerin</text:p>
          </table:table-cell>
          <table:table-cell table:style-name="Table1.A2" office:value-type="string">
            <text:p text:style-name="P68">Is a <text:span text:style-name="T52">response </text:span>header in the named list? </text:p>
          </table:table-cell>
          <table:table-cell table:style-name="Table1.C2" office:value-type="string">
            <text:p text:style-name="P68">regexpboollist <text:span text:style-name="T13">or regexpreplacelist (not both)</text:span></text:p>
          </table:table-cell>
        </table:table-row>
        <table:table-row table:style-name="TableLine140669184448640">
          <table:table-cell table:style-name="Table1.A2" office:value-type="string">
            <text:p text:style-name="P76">timein</text:p>
          </table:table-cell>
          <table:table-cell table:style-name="Table1.A2" office:value-type="string">
            <text:p text:style-name="P76">Is current time in named timeband list?</text:p>
          </table:table-cell>
          <table:table-cell table:style-name="Table1.C2" office:value-type="string">
            <text:p text:style-name="P76">timelist</text:p>
          </table:table-cell>
        </table:table-row>
        <table:table-row table:style-name="TableLine140669184449600">
          <table:table-cell table:style-name="Table1.A2" office:value-type="string">
            <text:p text:style-name="P77">useragentin</text:p>
          </table:table-cell>
          <table:table-cell table:style-name="Table1.A2" office:value-type="string">
            <text:p text:style-name="P77">Is user-agent in named list?</text:p>
          </table:table-cell>
          <table:table-cell table:style-name="Table1.C2" office:value-type="string">
            <text:p text:style-name="P77">regexpboollist</text:p>
          </table:table-cell>
        </table:table-row>
        <table:table-row table:style-name="TableLine140669184450528">
          <table:table-cell table:style-name="Table1.A2" office:value-type="string">
            <text:p text:style-name="P78">userin</text:p>
          </table:table-cell>
          <table:table-cell table:style-name="Table1.A2" office:value-type="string">
            <text:p text:style-name="P78">Is user in named list?</text:p>
          </table:table-cell>
          <table:table-cell table:style-name="Table1.C2" office:value-type="string">
            <text:p text:style-name="P78">maplist, ipmaplist</text:p>
          </table:table-cell>
        </table:table-row>
        <table:table-row table:style-name="TableLine140669184451408">
          <table:table-cell table:style-name="Table1.C2" table:number-columns-spanned="3" office:value-type="string">
            <text:p text:style-name="P79">Note: lists are only checked if present and when required:- i.e. ip<text:span text:style-name="T6">site</text:span>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90" text:outline-level="3"/>
      <text:h text:style-name="P92" text:outline-level="3"><text:bookmark-start text:name="__RefHeading___Toc953_1358257363"/>Table <text:span text:style-name="T43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 table:style-name="TableLine140669184456016"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 table:style-name="TableLine140669184488704">
          <table:table-cell table:style-name="Table2.A2" office:value-type="string">
            <text:p text:style-name="P8">connect</text:p>
          </table:table-cell>
          <table:table-cell table:style-name="Table2.B2" office:value-type="string">
            <text:p text:style-name="P6">Is <text:span text:style-name="T41">it a CONNECT request?</text:span></text:p>
          </table:table-cell>
        </table:table-row>
        <table:table-row table:style-name="TableLine140669184490624">
          <table:table-cell table:style-name="Table2.A2" office:value-type="string">
            <text:p text:style-name="P8">blockset</text:p>
          </table:table-cell>
          <table:table-cell table:style-name="Table2.B2" office:value-type="string">
            <text:p text:style-name="P8">Is block flag set?</text:p>
          </table:table-cell>
        </table:table-row>
        <table:table-row table:style-name="TableLine140669184489616">
          <table:table-cell table:style-name="Table2.A2" office:value-type="string">
            <text:p text:style-name="P31">bypassset</text:p>
          </table:table-cell>
          <table:table-cell table:style-name="Table2.B2" office:value-type="string">
            <text:p text:style-name="P31">Is bypass flag set?</text:p>
          </table:table-cell>
        </table:table-row>
        <table:table-row table:style-name="TableLine140669184491536">
          <table:table-cell table:style-name="Table2.A2" office:value-type="string">
            <text:p text:style-name="P33">bypassallowset</text:p>
          </table:table-cell>
          <table:table-cell table:style-name="Table2.B2" office:value-type="string">
            <text:p text:style-name="P33">Is bypassallow set?</text:p>
          </table:table-cell>
        </table:table-row>
        <table:table-row table:style-name="TableLine140669184492400">
          <table:table-cell table:style-name="Table2.A2" office:value-type="string">
            <text:p text:style-name="P8">doneset</text:p>
          </table:table-cell>
          <table:table-cell table:style-name="Table2.B2" office:value-type="string">
            <text:p text:style-name="P6">Is <text:span text:style-name="T41">done flag set?</text:span></text:p>
          </table:table-cell>
        </table:table-row>
        <table:table-row table:style-name="TableLine140669184493328">
          <table:table-cell table:style-name="Table2.A2" office:value-type="string">
            <text:p text:style-name="P8">exceptionset</text:p>
          </table:table-cell>
          <table:table-cell table:style-name="Table2.B2" office:value-type="string">
            <text:p text:style-name="P8">Is exception flag set?</text:p>
          </table:table-cell>
        </table:table-row>
        <table:table-row table:style-name="TableLine140669184494080">
          <table:table-cell table:style-name="Table2.A2" office:value-type="string">
            <text:p text:style-name="P19">get</text:p>
          </table:table-cell>
          <table:table-cell table:style-name="Table2.B2" office:value-type="string">
            <text:p text:style-name="P19">Is it a GET request?</text:p>
          </table:table-cell>
        </table:table-row>
        <table:table-row table:style-name="TableLine140669184494832">
          <table:table-cell table:style-name="Table2.A2" office:value-type="string">
            <text:p text:style-name="P8">greyset</text:p>
          </table:table-cell>
          <table:table-cell table:style-name="Table2.B2" office:value-type="string">
            <text:p text:style-name="P18">Is grey flag set?</text:p>
          </table:table-cell>
        </table:table-row>
        <table:table-row table:style-name="TableLine140669184495712">
          <table:table-cell table:style-name="Table2.A2" office:value-type="string">
            <text:p text:style-name="P17">hassniset</text:p>
          </table:table-cell>
          <table:table-cell table:style-name="Table2.B2" office:value-type="string">
            <text:p text:style-name="P17">Is hassni flag set?</text:p>
          </table:table-cell>
        </table:table-row>
        <table:table-row table:style-name="TableLine140669184496576">
          <table:table-cell table:style-name="Table2.A2" office:value-type="string">
            <text:p text:style-name="P33">infectionbypassallowset</text:p>
          </table:table-cell>
          <table:table-cell table:style-name="Table2.B2" office:value-type="string">
            <text:p text:style-name="P33">Is infectionbypassallow set?</text:p>
          </table:table-cell>
        </table:table-row>
        <table:table-row table:style-name="TableLine140669184497328">
          <table:table-cell table:style-name="Table2.A2" office:value-type="string">
            <text:p text:style-name="P8">mitmset</text:p>
          </table:table-cell>
          <table:table-cell table:style-name="Table2.B2" office:value-type="string">
            <text:p text:style-name="P8">Are we in a MITM session?</text:p>
          </table:table-cell>
        </table:table-row>
        <table:table-row table:style-name="TableLine140669184498080">
          <table:table-cell table:style-name="Table2.A2" office:value-type="string">
            <text:p text:style-name="P19">post</text:p>
          </table:table-cell>
          <table:table-cell table:style-name="Table2.B2" office:value-type="string">
            <text:p text:style-name="P19">Is it a POST request?</text:p>
          </table:table-cell>
        </table:table-row>
        <table:table-row table:style-name="TableLine140669184498832">
          <table:table-cell table:style-name="Table2.A2" office:value-type="string">
            <text:p text:style-name="P29">redirectset</text:p>
          </table:table-cell>
          <table:table-cell table:style-name="Table2.B2" office:value-type="string">
            <text:p text:style-name="P29">Is redirect flag set?</text:p>
          </table:table-cell>
        </table:table-row>
        <table:table-row table:style-name="TableLine140669184499584">
          <table:table-cell table:style-name="Table2.A2" office:value-type="string">
            <text:p text:style-name="P8">returnset</text:p>
          </table:table-cell>
          <table:table-cell table:style-name="Table2.B2" office:value-type="string">
            <text:p text:style-name="P8">Was return from last action true?</text:p>
          </table:table-cell>
        </table:table-row>
        <table:table-row table:style-name="TableLine140669184500336">
          <table:table-cell table:style-name="Table2.A2" office:value-type="string">
            <text:p text:style-name="P37">semiexceptionset</text:p>
          </table:table-cell>
          <table:table-cell table:style-name="Table2.B2" office:value-type="string">
            <text:p text:style-name="P37">Is semiexception flag set?</text:p>
          </table:table-cell>
        </table:table-row>
        <table:table-row table:style-name="TableLine140669184501088">
          <table:table-cell table:style-name="Table2.A2" office:value-type="string">
            <text:p text:style-name="P10">site<text:span text:style-name="T16">is</text:span>ip</text:p>
          </table:table-cell>
          <table:table-cell table:style-name="Table2.B2" office:value-type="string">
            <text:p text:style-name="P10">Is site an IP?</text:p>
          </table:table-cell>
        </table:table-row>
        <table:table-row table:style-name="TableLine140669184502176">
          <table:table-cell table:style-name="Table2.A2" office:value-type="string">
            <text:p text:style-name="P17">tls</text:p>
          </table:table-cell>
          <table:table-cell table:style-name="Table2.B2" office:value-type="string">
            <text:p text:style-name="P17">Is it a TLS connection request?</text:p>
          </table:table-cell>
        </table:table-row>
        <table:table-row table:style-name="TableLine140669184502976">
          <table:table-cell table:style-name="Table2.A2" office:value-type="string">
            <text:p text:style-name="P8">true</text:p>
          </table:table-cell>
          <table:table-cell table:style-name="Table2.B2" office:value-type="string">
            <text:p text:style-name="P8">Always true</text:p>
          </table:table-cell>
        </table:table-row>
        <table:table-row table:style-name="TableLine140669184503792">
          <table:table-cell table:style-name="Table2.A2" office:value-type="string">
            <text:p text:style-name="P32">viruscheckset</text:p>
          </table:table-cell>
          <table:table-cell table:style-name="Table2.B2" office:value-type="string">
            <text:p text:style-name="P32">Is viruscheck set?</text:p>
          </table:table-cell>
        </table:table-row>
      </table:table>
      <text:h text:style-name="P93" text:outline-level="3"><text:bookmark-start text:name="__RefHeading___Toc955_1358257363"/><text:soft-page-break/>Table <text:span text:style-name="T43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 table:style-name="TableLine140669184471776">
            <table:table-cell table:style-name="Table3.A1" office:value-type="string">
              <text:p text:style-name="P7">Name</text:p>
            </table:table-cell>
            <table:table-cell table:style-name="Table3.B1" office:value-type="string">
              <text:p text:style-name="P9">Action</text:p>
            </table:table-cell>
          </table:table-row>
        </table:table-header-rows>
        <table:table-row table:style-name="TableLine140669184555792">
          <table:table-cell table:style-name="Table3.A2" office:value-type="string">
            <text:p text:style-name="P10">false</text:p>
          </table:table-cell>
          <table:table-cell table:style-name="Table3.B2" office:value-type="string">
            <text:p text:style-name="P10">Return false</text:p>
          </table:table-cell>
        </table:table-row>
        <table:table-row table:style-name="TableLine140669184508448">
          <table:table-cell table:style-name="Table3.A2" office:value-type="string">
            <text:p text:style-name="P19">setaddheader</text:p>
          </table:table-cell>
          <table:table-cell table:style-name="Table3.B2" office:value-type="string">
            <text:p text:style-name="P19">Set addheader flag to true and add header – return true if successful</text:p>
          </table:table-cell>
        </table:table-row>
        <table:table-row table:style-name="TableLine140669184547504">
          <table:table-cell table:style-name="Table3.A2" office:value-type="string">
            <text:p text:style-name="P38">setalert</text:p>
          </table:table-cell>
          <table:table-cell table:style-name="Table3.B2" office:value-type="string">
            <text:p text:style-name="P38">Set alert flag to true – return true</text:p>
          </table:table-cell>
        </table:table-row>
        <table:table-row table:style-name="TableLine140669184557280">
          <table:table-cell table:style-name="Table3.A2" office:value-type="string">
            <text:p text:style-name="P35">setautomitm</text:p>
          </table:table-cell>
          <table:table-cell table:style-name="Table3.B2" office:value-type="string">
            <text:p text:style-name="P35">Set automitm flag to true <text:s/>- <text:span text:style-name="T12">return true if successful – false if not allowed</text:span></text:p>
          </table:table-cell>
        </table:table-row>
        <table:table-row table:style-name="TableLine140669184558096">
          <table:table-cell table:style-name="Table3.A2" office:value-type="string">
            <text:p text:style-name="P8">setblock</text:p>
          </table:table-cell>
          <table:table-cell table:style-name="Table3.B2" office:value-type="string">
            <text:p text:style-name="P10">Set block flag to true – return true</text:p>
          </table:table-cell>
        </table:table-row>
        <table:table-row table:style-name="TableLine140669184559376">
          <table:table-cell table:style-name="Table3.A2" office:value-type="string">
            <text:p text:style-name="P34">setconnectsite</text:p>
          </table:table-cell>
          <table:table-cell table:style-name="Table3.B2" office:value-type="string">
            <text:p text:style-name="P34">Modify connect site name – return true – used instead of DNS kulge</text:p>
          </table:table-cell>
        </table:table-row>
        <table:table-row table:style-name="TableLine140669184560320">
          <table:table-cell table:style-name="Table3.A2" office:value-type="string">
            <text:p text:style-name="P10">setdone</text:p>
          </table:table-cell>
          <table:table-cell table:style-name="Table3.B2" office:value-type="string">
            <text:p text:style-name="P10">Set done flag to true – return true</text:p>
          </table:table-cell>
        </table:table-row>
        <table:table-row table:style-name="TableLine140669184561072">
          <table:table-cell table:style-name="Table3.A2" office:value-type="string">
            <text:p text:style-name="P10">setexception</text:p>
          </table:table-cell>
          <table:table-cell table:style-name="Table3.B2" office:value-type="string">
            <text:p text:style-name="P10">Set exception flag to true – return true</text:p>
          </table:table-cell>
        </table:table-row>
        <table:table-row table:style-name="TableLine140669184561952">
          <table:table-cell table:style-name="Table3.A2" office:value-type="string">
            <text:p text:style-name="P27">setgodirect</text:p>
          </table:table-cell>
          <table:table-cell table:style-name="Table3.B2" office:value-type="string">
            <text:p text:style-name="P27">Set godirect flag to true – return true <text:span text:style-name="T10">if successful – false if not allowed</text:span></text:p>
          </table:table-cell>
        </table:table-row>
        <table:table-row table:style-name="TableLine140669184562816">
          <table:table-cell table:style-name="Table3.A2" office:value-type="string">
            <text:p text:style-name="P19">setgomitm</text:p>
          </table:table-cell>
          <table:table-cell table:style-name="Table3.B2" office:value-type="string">
            <text:p text:style-name="P20">Set gomitm flag to true – return true</text:p>
          </table:table-cell>
        </table:table-row>
        <table:table-row table:style-name="TableLine140669184563568">
          <table:table-cell table:style-name="Table3.A2" office:value-type="string">
            <text:p text:style-name="P10">setgrey</text:p>
          </table:table-cell>
          <table:table-cell table:style-name="Table3.B2" office:value-type="string">
            <text:p text:style-name="P10">Set grey flag to true – return true</text:p>
          </table:table-cell>
        </table:table-row>
        <table:table-row table:style-name="TableLine140669184564320">
          <table:table-cell table:style-name="Table3.A2" office:value-type="string">
            <text:p text:style-name="P36">setgroup</text:p>
          </table:table-cell>
          <table:table-cell table:style-name="Table3.B2" office:value-type="string">
            <text:p text:style-name="P36">Set group to output of map – return true if valid assignment</text:p>
          </table:table-cell>
        </table:table-row>
        <table:table-row table:style-name="TableLine140669184565072">
          <table:table-cell table:style-name="Table3.A2" office:value-type="string">
            <text:p text:style-name="P19">setlogcategory</text:p>
          </table:table-cell>
          <table:table-cell table:style-name="Table3.B2" office:value-type="string">
            <text:p text:style-name="P21">Log category without blocking – return true <text:span text:style-name="T47">(future feature – not implemented in v5.1)</text:span></text:p>
          </table:table-cell>
        </table:table-row>
        <table:table-row table:style-name="TableLine140669184565824">
          <table:table-cell table:style-name="Table3.A2" office:value-type="string">
            <text:p text:style-name="P26">setmodheader</text:p>
          </table:table-cell>
          <table:table-cell table:style-name="Table3.B2" office:value-type="string">
            <text:p text:style-name="P26">Set modheader flag to true – return true</text:p>
          </table:table-cell>
        </table:table-row>
        <table:table-row table:style-name="TableLine140669184566576">
          <table:table-cell table:style-name="Table3.A2" office:value-type="string">
            <text:p text:style-name="P10">setmodurl</text:p>
          </table:table-cell>
          <table:table-cell table:style-name="Table3.B2" office:value-type="string">
            <text:p text:style-name="P11">Set modurl flag to true and modify URL – return true</text:p>
          </table:table-cell>
        </table:table-row>
        <table:table-row table:style-name="TableLine140669184567328">
          <table:table-cell table:style-name="Table3.A2" office:value-type="string">
            <text:p text:style-name="P28">setnolog</text:p>
          </table:table-cell>
          <table:table-cell table:style-name="Table3.B2" office:value-type="string">
            <text:p text:style-name="P28">Set nolog flag to true – return true</text:p>
          </table:table-cell>
        </table:table-row>
        <table:table-row table:style-name="TableLine140669184568416">
          <table:table-cell table:style-name="Table3.A2" office:value-type="string">
            <text:p text:style-name="P35">setnomitm</text:p>
          </table:table-cell>
          <table:table-cell table:style-name="Table3.B2" office:value-type="string">
            <text:p text:style-name="P35">Set nomitm flag to true, unset gomitm, automitm – return true</text:p>
          </table:table-cell>
        </table:table-row>
        <table:table-row table:style-name="TableLine140669184569216">
          <table:table-cell table:style-name="Table3.A2" office:value-type="string">
            <text:p text:style-name="P24">setnocheckcert</text:p>
          </table:table-cell>
          <table:table-cell table:style-name="Table3.B2" office:value-type="string">
            <text:p text:style-name="P24">Set nocheckcert flag – return true</text:p>
          </table:table-cell>
        </table:table-row>
        <table:table-row table:style-name="TableLine140669184570032">
          <table:table-cell table:style-name="Table3.A2" office:value-type="string">
            <text:p text:style-name="P22">setredirect</text:p>
          </table:table-cell>
          <table:table-cell table:style-name="Table3.B2" office:value-type="string">
            <text:p text:style-name="P22">Set redirect flag to true – return true if successful</text:p>
          </table:table-cell>
        </table:table-row>
        <table:table-row table:style-name="TableLine140669184570784">
          <table:table-cell table:style-name="Table3.A2" office:value-type="string">
            <text:p text:style-name="P25">setsearchterm</text:p>
          </table:table-cell>
          <table:table-cell table:style-name="Table3.B2" office:value-type="string">
            <text:p text:style-name="P25">Set issearch flag and store search terms for list/content checking – use with state fullurlin and listtype regexpreplacelist which outputs searchterms from url. <text:s text:c="3"/><text:span text:style-name="T13">This action must be performed prior to any searchin state conditions.</text:span></text:p>
          </table:table-cell>
        </table:table-row>
        <text:soft-page-break/>
        <table:table-row table:style-name="TableLine140669184571536">
          <table:table-cell table:style-name="Table3.A2" office:value-type="string">
            <text:p text:style-name="P37">setsemiexception</text:p>
          </table:table-cell>
          <table:table-cell table:style-name="Table3.B2" office:value-type="string">
            <text:p text:style-name="P24">Set <text:span text:style-name="T2">semiexception</text:span> flag – return true</text:p>
          </table:table-cell>
        </table:table-row>
        <table:table-row table:style-name="TableLine140669184572288">
          <table:table-cell table:style-name="Table3.A2" office:value-type="string">
            <text:p text:style-name="P10">true</text:p>
          </table:table-cell>
          <table:table-cell table:style-name="Table3.B2" office:value-type="string">
            <text:p text:style-name="P10">Return true</text:p>
          </table:table-cell>
        </table:table-row>
        <table:table-row table:style-name="TableLine140669184573040">
          <table:table-cell table:style-name="Table3.A2" office:value-type="string">
            <text:p text:style-name="P35">unsetautomitm</text:p>
          </table:table-cell>
          <table:table-cell table:style-name="Table3.B2" office:value-type="string">
            <text:p text:style-name="P35">Unset automitm flag – return true</text:p>
          </table:table-cell>
        </table:table-row>
        <table:table-row table:style-name="TableLine140669184573792">
          <table:table-cell table:style-name="Table3.A2" office:value-type="string">
            <text:p text:style-name="P31">unsetbypass</text:p>
          </table:table-cell>
          <table:table-cell table:style-name="Table3.B2" office:value-type="string">
            <text:p text:style-name="P31">Unset bypass and exception flags – return true</text:p>
          </table:table-cell>
        </table:table-row>
        <table:table-row table:style-name="TableLine140669184574544">
          <table:table-cell table:style-name="Table3.A2" office:value-type="string">
            <text:p text:style-name="P31">unsetbypass<text:span text:style-name="T9">allow</text:span></text:p>
          </table:table-cell>
          <table:table-cell table:style-name="Table3.B2" office:value-type="string">
            <text:p text:style-name="P33">Unset bypassallow - <text:s/>return true if bypassallow was true</text:p>
          </table:table-cell>
        </table:table-row>
        <table:table-row table:style-name="TableLine140669184575296">
          <table:table-cell table:style-name="Table3.A2" office:value-type="string">
            <text:p text:style-name="P31">unset<text:span text:style-name="T9">infection</text:span>bypass<text:span text:style-name="T9">allow</text:span></text:p>
          </table:table-cell>
          <table:table-cell table:style-name="Table3.B2" office:value-type="string">
            <text:p text:style-name="P33">Unset infectionbypassallow - <text:s/>return true if infectionbypassallow was true</text:p>
          </table:table-cell>
        </table:table-row>
        <table:table-row table:style-name="TableLine140669184576048">
          <table:table-cell table:style-name="Table3.A2" office:value-type="string">
            <text:p text:style-name="P37"><text:span text:style-name="T5">un</text:span>setsemiexception</text:p>
          </table:table-cell>
          <table:table-cell table:style-name="Table3.B2" office:value-type="string">
            <text:p text:style-name="P24"><text:span text:style-name="T5">Uns</text:span>et <text:span text:style-name="T2">semiexception</text:span> flag – return true</text:p>
          </table:table-cell>
        </table:table-row>
        <table:table-row table:style-name="TableLine140669184576800">
          <table:table-cell table:style-name="Table3.A2" office:value-type="string">
            <text:p text:style-name="P32"><text:span text:style-name="T11">un</text:span>setviruscheck</text:p>
          </table:table-cell>
          <table:table-cell table:style-name="Table3.B2" office:value-type="string">
            <text:p text:style-name="P32"><text:span text:style-name="T11">Uns</text:span>et viruscheck flag – return true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5cf080"/>
    </style:style>
    <style:style style:name="MT2" style:family="text">
      <style:text-properties officeooo:rsid="00582603"/>
    </style:style>
    <style:style style:name="MT3" style:family="text">
      <style:text-properties officeooo:rsid="001a0125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2Guardian V5.<text:span text:style-name="MT1">6</text:span><text:span text:style-name="MT2"> </text:span>– <text:span text:style-name="MT3">Storyboarding</text:span><text:tab/><text:span text:style-name="MT1">5 July 2023</text:span><text:tab/>page <text:page-number text:select-page="current">10</text:page-number><text:s/>of <text:page-count>10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hilip Pearce</meta:initial-creator>
    <meta:creation-date>2017-07-12T10:17:06.620915000</meta:creation-date>
    <dc:date>2023-07-05T12:47:13.030950296</dc:date>
    <dc:creator>Philip Pearce</dc:creator>
    <meta:editing-duration>PT23H18M29S</meta:editing-duration>
    <meta:editing-cycles>41</meta:editing-cycles>
    <meta:generator>LibreOffice/7.3.5.2$MacOSX_X86_64 LibreOffice_project/184fe81b8c8c30d8b5082578aee2fed2ea847c01</meta:generator>
    <meta:document-statistic meta:table-count="5" meta:image-count="0" meta:object-count="0" meta:page-count="10" meta:paragraph-count="267" meta:word-count="1478" meta:character-count="9636" meta:non-whitespace-character-count="8314"/>
  </office:meta>
</office:document-meta>
</file>